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4ea6b" draw:fill-color="#f6f9d4" draw:textarea-horizontal-align="justify" draw:textarea-vertical-align="middle" draw:auto-grow-height="false" fo:min-height="1.167cm" fo:min-width="23.892cm"/>
      <style:paragraph-properties style:writing-mode="lr-tb"/>
    </style:style>
    <style:style style:name="gr2" style:family="graphic" style:parent-style-name="standard">
      <style:graphic-properties svg:stroke-color="#729fcf" draw:fill-color="#dedce6" draw:textarea-horizontal-align="justify" draw:textarea-vertical-align="middle" draw:auto-grow-height="false" fo:min-height="3.253cm" fo:min-width="23.892cm"/>
      <style:paragraph-properties style:writing-mode="lr-tb"/>
    </style:style>
    <style:style style:name="gr3" style:family="graphic" style:parent-style-name="standard">
      <style:graphic-properties svg:stroke-color="#729fcf" draw:fill-color="#dee7e5" draw:textarea-horizontal-align="justify" draw:textarea-vertical-align="middle" draw:auto-grow-height="false" fo:min-height="2.742cm" fo:min-width="23.886cm"/>
      <style:paragraph-properties style:writing-mode="lr-tb"/>
    </style:style>
    <style:style style:name="gr4" style:family="graphic" style:parent-style-name="standard">
      <style:graphic-properties svg:stroke-color="#729fcf" draw:fill-color="#b4c7dc" draw:textarea-horizontal-align="justify" draw:textarea-vertical-align="middle" draw:auto-grow-height="false" fo:min-height="0.587cm" fo:min-width="9.81cm"/>
      <style:paragraph-properties style:writing-mode="lr-tb"/>
    </style:style>
    <style:style style:name="gr5" style:family="graphic" style:parent-style-name="standard">
      <style:graphic-properties svg:stroke-color="#729fcf" draw:fill-color="#b4c7dc" draw:textarea-horizontal-align="justify" draw:textarea-vertical-align="middle" draw:auto-grow-height="false" fo:min-height="0.537cm" fo:min-width="4.728cm"/>
      <style:paragraph-properties style:writing-mode="lr-tb"/>
    </style:style>
    <style:style style:name="gr6" style:family="graphic" style:parent-style-name="standard">
      <style:graphic-properties svg:stroke-color="#bbe33d" draw:fill-color="#e8f2a1" draw:textarea-horizontal-align="justify" draw:textarea-vertical-align="middle" draw:auto-grow-height="false" fo:min-height="0.537cm" fo:min-width="4.7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svg:stroke-color="#729fcf" draw:fill-color="#b4c7dc" draw:textarea-horizontal-align="justify" draw:textarea-vertical-align="middle" draw:auto-grow-height="false" fo:min-height="0.536cm" fo:min-width="7.022cm"/>
      <style:paragraph-properties style:writing-mode="lr-tb"/>
    </style:style>
    <style:style style:name="gr9" style:family="graphic" style:parent-style-name="standard" style:list-style-name="L1">
      <style:graphic-properties svg:stroke-color="#729fcf" draw:fill-color="#b4c7dc" draw:textarea-horizontal-align="justify" draw:textarea-vertical-align="middle" draw:auto-grow-height="false" fo:min-height="0.537cm" fo:min-width="4.728cm"/>
      <style:paragraph-properties style:writing-mode="lr-tb"/>
    </style:style>
    <style:style style:name="gr10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11" style:family="graphic" style:parent-style-name="standard">
      <style:graphic-properties svg:stroke-color="#729fcf" draw:fill-color="#b4c7dc" draw:textarea-horizontal-align="justify" draw:textarea-vertical-align="middle" draw:auto-grow-height="false" fo:min-height="0.378cm" fo:min-width="2.518cm"/>
      <style:paragraph-properties style:writing-mode="lr-tb"/>
    </style:style>
    <style:style style:name="gr12" style:family="graphic" style:parent-style-name="standard">
      <style:graphic-properties svg:stroke-color="#729fcf" draw:fill-color="#b4c7dc" draw:textarea-horizontal-align="justify" draw:textarea-vertical-align="middle" draw:auto-grow-height="false" fo:min-height="0.378cm" fo:min-width="1.566cm"/>
      <style:paragraph-properties style:writing-mode="lr-tb"/>
    </style:style>
    <style:style style:name="gr13" style:family="graphic" style:parent-style-name="objectwithoutfill">
      <style:graphic-properties svg:stroke-color="#729fcf" draw:marker-end="Arrow" draw:marker-end-width="0.3cm" draw:fill="solid" draw:fill-color="#b4c7dc" draw:textarea-vertical-align="middle"/>
    </style:style>
    <style:style style:name="gr14" style:family="graphic" style:parent-style-name="standard">
      <style:graphic-properties svg:stroke-color="#729fcf" draw:fill-color="#b4c7dc" draw:textarea-horizontal-align="justify" draw:textarea-vertical-align="middle" draw:auto-grow-height="false" fo:min-height="0.537cm" fo:min-width="2.715cm"/>
      <style:paragraph-properties style:writing-mode="lr-tb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0.378cm" fo:min-width="1.954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color="#729fcf" draw:fill-color="#dee7e5" draw:textarea-horizontal-align="justify" draw:textarea-vertical-align="top" draw:auto-grow-height="false" fo:min-height="2.742cm" fo:min-width="23.886cm"/>
      <style:paragraph-properties style:writing-mode="lr-tb"/>
    </style:style>
    <style:style style:name="gr18" style:family="graphic" style:parent-style-name="standard" style:list-style-name="L1">
      <style:graphic-properties svg:stroke-color="#729fcf" draw:fill-color="#b4c7dc" draw:textarea-horizontal-align="justify" draw:textarea-vertical-align="middle" draw:auto-grow-height="false" fo:min-height="0.537cm" fo:min-width="4.728cm"/>
      <style:paragraph-properties style:writing-mode="lr-tb"/>
    </style:style>
    <style:style style:name="gr19" style:family="graphic" style:parent-style-name="standard">
      <style:graphic-properties svg:stroke-color="#d4ea6b" draw:fill-color="#f6f9d4" draw:textarea-horizontal-align="justify" draw:textarea-vertical-align="middle" draw:auto-grow-height="false" fo:min-height="2.569cm" fo:min-width="23.8cm"/>
      <style:paragraph-properties style:writing-mode="lr-tb"/>
    </style:style>
    <style:style style:name="gr20" style:family="graphic" style:parent-style-name="standard" style:list-style-name="L1">
      <style:graphic-properties svg:stroke-color="#729fcf" draw:fill-color="#b4c7dc" draw:textarea-horizontal-align="justify" draw:textarea-vertical-align="middle" draw:auto-grow-height="false" fo:min-height="0.537cm" fo:min-width="4.72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color="#395511" fo:font-size="12pt" style:font-size-asian="15pt" style:font-size-complex="15pt"/>
    </style:style>
    <style:style style:name="P2" style:family="paragraph">
      <loext:graphic-properties draw:fill-color="#f6f9d4"/>
      <style:paragraph-properties fo:text-align="start" style:writing-mode="lr-tb"/>
      <style:text-properties fo:color="#395511" fo:font-size="12pt" style:font-size-asian="15pt" style:font-size-complex="15pt"/>
    </style:style>
    <style:style style:name="P3" style:family="paragraph">
      <style:paragraph-properties fo:text-align="center" style:writing-mode="lr-tb"/>
      <style:text-properties fo:font-size="12pt" style:font-size-asian="15pt" style:font-size-complex="15pt"/>
    </style:style>
    <style:style style:name="P4" style:family="paragraph">
      <loext:graphic-properties draw:fill-color="#dedce6"/>
      <style:paragraph-properties fo:text-align="center" style:writing-mode="lr-tb"/>
      <style:text-properties fo:font-size="12pt" style:font-size-asian="15pt" style:font-size-complex="15pt"/>
    </style:style>
    <style:style style:name="P5" style:family="paragraph">
      <loext:graphic-properties draw:fill-color="#dee7e5"/>
      <style:paragraph-properties fo:text-align="center" style:writing-mode="lr-tb"/>
      <style:text-properties fo:font-size="12pt" style:font-size-asian="15pt" style:font-size-complex="15pt"/>
    </style:style>
    <style:style style:name="P6" style:family="paragraph">
      <style:paragraph-properties fo:text-align="center" style:writing-mode="lr-tb"/>
      <style:text-properties fo:font-size="12pt" style:font-size-asian="14pt" style:font-size-complex="14pt"/>
    </style:style>
    <style:style style:name="P7" style:family="paragraph">
      <loext:graphic-properties draw:fill-color="#b4c7dc"/>
      <style:paragraph-properties fo:text-align="center" style:writing-mode="lr-tb"/>
      <style:text-properties fo:font-size="12pt" style:font-size-asian="14pt" style:font-size-complex="14pt"/>
    </style:style>
    <style:style style:name="P8" style:family="paragraph">
      <style:paragraph-properties fo:text-align="center" style:writing-mode="lr-tb"/>
      <style:text-properties fo:color="#395511" fo:font-size="12pt" style:font-size-asian="14pt" style:font-size-complex="14pt"/>
    </style:style>
    <style:style style:name="P9" style:family="paragraph">
      <loext:graphic-properties draw:fill-color="#e8f2a1"/>
      <style:paragraph-properties fo:text-align="center" style:writing-mode="lr-tb"/>
      <style:text-properties fo:color="#395511" fo:font-size="12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5pt" style:font-weight-asian="bold" style:font-size-complex="15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/>
      <style:paragraph-properties fo:text-align="center" style:writing-mode="lr-tb"/>
      <style:text-properties fo:font-size="12pt" style:font-size-asian="15pt" style:font-size-complex="15pt"/>
    </style:style>
    <style:style style:name="P15" style:family="paragraph">
      <loext:graphic-properties draw:fill="solid" draw:fill-color="#b4c7dc"/>
      <style:paragraph-properties fo:text-align="center" style:writing-mode="lr-tb"/>
      <style:text-properties fo:font-size="12pt" style:font-size-asian="15pt" style:font-size-complex="15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end" style:writing-mode="lr-tb"/>
      <style:text-properties fo:font-size="12pt" style:font-size-asian="15pt" style:font-size-complex="15pt"/>
    </style:style>
    <style:style style:name="P18" style:family="paragraph">
      <style:paragraph-properties fo:text-align="start" style:writing-mode="lr-tb"/>
      <style:text-properties fo:font-size="12pt" style:font-size-asian="15pt" style:font-size-complex="15pt"/>
    </style:style>
    <style:style style:name="P19" style:family="paragraph">
      <loext:graphic-properties draw:fill-color="#dee7e5"/>
      <style:paragraph-properties fo:text-align="start" style:writing-mode="lr-tb"/>
      <style:text-properties fo:font-size="12pt" style:font-size-asian="15pt" style:font-size-complex="15pt"/>
    </style:style>
    <style:style style:name="T1" style:family="text">
      <style:text-properties fo:color="#395511" fo:font-size="12pt" style:font-size-asian="15pt" style:font-size-complex="15pt"/>
    </style:style>
    <style:style style:name="T2" style:family="text">
      <style:text-properties fo:color="#395511" fo:font-size="15pt" fo:font-weight="bold" style:font-size-asian="20pt" style:font-weight-asian="bold" style:font-size-complex="20pt" style:font-weight-complex="bold"/>
    </style:style>
    <style:style style:name="T3" style:family="text">
      <style:text-properties fo:color="#355269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355269" fo:font-size="15pt" fo:font-weight="bold" style:font-size-asian="20pt" style:font-weight-asian="bold" style:font-size-complex="2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95511" fo:font-size="12pt" style:font-size-asian="12pt" style:font-size-complex="12pt"/>
    </style:style>
    <style:style style:name="T7" style:family="text">
      <style:text-properties fo:color="#395511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5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395511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95511" fo:font-size="12pt" fo:font-weight="normal" style:font-size-asian="15pt" style:font-weight-asian="normal" style:font-size-complex="15pt" style:font-weight-complex="normal"/>
    </style:style>
    <style:style style:name="T13" style:family="text">
      <style:text-properties fo:color="#355269" fo:font-size="12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4.392cm" svg:height="1.417cm" svg:x="1.778cm" svg:y="7.087cm">
          <text:p text:style-name="P1"><text:span text:style-name="T1"><text:tab/></text:span><text:span text:style-name="T2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4.392cm" svg:height="3.503cm" svg:x="1.832cm" svg:y="9.197cm">
          <text:p text:style-name="P3"><text:span text:style-name="T3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" draw:id="id6" draw:layer="layout" svg:width="24.386cm" svg:height="2.992cm" svg:x="1.838cm" svg:y="3.465cm">
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10.31cm" svg:height="0.837cm" svg:x="2.647cm" svg:y="5.171cm">
          <text:p text:style-name="P6"><text:span text:style-name="T5">Parsers: mesh, constraints, loads, BCs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5.228cm" svg:height="0.787cm" svg:x="3.34cm" svg:y="9.625cm">
          <text:p text:style-name="P6"><text:span text:style-name="T5">VTK, frd2vt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" draw:id="id1" draw:layer="layout" svg:width="5.228cm" svg:height="0.787cm" svg:x="20.335cm" svg:y="7.428cm">
          <text:p text:style-name="P8"><text:span text:style-name="T6">Tree 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1.43cm" svg:height="0.839cm" svg:x="8.382cm" svg:y="0.836cm">
          <draw:text-box>
            <text:p text:style-name="P10"><text:span text:style-name="T8">Application cae.py</text:span></text:p>
          </draw:text-box>
        </draw:frame>
        <draw:custom-shape draw:style-name="gr8" draw:text-style-name="P7" draw:layer="layout" svg:width="7.522cm" svg:height="0.786cm" svg:x="2.64cm" svg:y="3.939cm">
          <text:p text:style-name="P6"><text:span text:style-name="T5">Job: convert, build, submit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5.228cm" svg:height="0.787cm" svg:x="20.335cm" svg:y="9.697cm">
          <text:p text:style-name="P6"><text:span text:style-name="T5">Keyword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8" draw:id="id8" draw:layer="layout" svg:width="5.228cm" svg:height="0.787cm" svg:x="3.34cm" svg:y="11.428cm">
          <text:p text:style-name="P12"><text:span text:style-name="T9">MainWindow m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line" svg:x1="22.949cm" svg:y1="8.215cm" svg:x2="22.949cm" svg:y2="9.697cm" draw:start-shape="id1" draw:start-glue-point="2" draw:end-shape="id2" draw:end-glue-point="0" svg:d="M22949 8215v1482" svg:viewBox="0 0 1 1483">
          <text:p/>
        </draw:connector>
        <draw:custom-shape draw:style-name="gr11" draw:text-style-name="P7" draw:layer="layout" svg:width="3.018cm" svg:height="0.628cm" svg:x="8.677cm" svg:y="2.049cm">
          <text:p text:style-name="P6"><text:span text:style-name="T5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4.808cm" svg:y="2.049cm">
          <text:p text:style-name="P6"><text:span text:style-name="T5">Path </text:span><text:span text:style-name="T10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svg:x1="22.949cm" svg:y1="6.139cm" svg:x2="22.949cm" svg:y2="7.428cm" draw:start-shape="id3" draw:start-glue-point="2" draw:end-shape="id1" draw:end-glue-point="0" svg:d="M22949 6139v1289" svg:viewBox="0 0 1 1290">
          <text:p/>
        </draw:connector>
        <draw:connector draw:style-name="gr13" draw:text-style-name="P15" draw:layer="layout" draw:line-skew="-1.383cm" svg:x1="2.647cm" svg:y1="5.589cm" svg:x2="3.34cm" svg:y2="10.018cm" draw:start-shape="id4" draw:start-glue-point="3" draw:end-shape="id5" draw:end-glue-point="3" svg:d="M2647 5589h-1884v4429h2577" svg:viewBox="0 0 2578 4430">
          <text:p/>
        </draw:connector>
        <draw:connector draw:style-name="gr10" draw:text-style-name="P14" draw:layer="layout" draw:line-skew="1.099cm" svg:x1="25.563cm" svg:y1="10.09cm" svg:x2="24.557cm" svg:y2="5.745cm" draw:start-shape="id2" draw:start-glue-point="1" draw:end-shape="id3" draw:end-glue-point="1" svg:d="M25563 10090h1600v-4345h-2606" svg:viewBox="0 0 2607 4346">
          <text:p/>
        </draw:connector>
        <draw:custom-shape draw:style-name="gr14" draw:text-style-name="P7" xml:id="id3" draw:id="id3" draw:layer="layout" svg:width="3.215cm" svg:height="0.787cm" svg:x="21.342cm" svg:y="5.352cm">
          <text:p text:style-name="P6"><text:span text:style-name="T5">K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7" draw:id="id7" draw:layer="layout" svg:width="5.228cm" svg:height="0.787cm" svg:x="11.447cm" svg:y="7.412cm">
          <text:p text:style-name="P8"><text:span text:style-name="T11">ie: importFile/write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18.21cm" svg:y="2.049cm">
          <text:p text:style-name="P6"><text:span text:style-name="T5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22.212cm" svg:y="2.049cm">
          <text:p text:style-name="P6"><text:span text:style-name="T5">C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svg:x1="14.031cm" svg:y1="6.457cm" svg:x2="14.061cm" svg:y2="7.412cm" draw:start-shape="id6" draw:start-glue-point="2" draw:end-shape="id7" draw:end-glue-point="0" svg:d="M14031 6457v477h30v478" svg:viewBox="0 0 31 956">
          <text:p/>
        </draw:connector>
        <draw:custom-shape draw:style-name="gr15" draw:text-style-name="P7" draw:layer="layout" svg:width="2.454cm" svg:height="0.628cm" svg:x="13.71cm" svg:y="2.049cm">
          <text:p text:style-name="P6"><text:span text:style-name="T5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9" draw:id="id9" draw:layer="layout" svg:width="5.228cm" svg:height="0.787cm" svg:x="20.335cm" svg:y="11.428cm">
          <text:p text:style-name="P6"><text:span text:style-name="T5">MyLogging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line" svg:x1="8.568cm" svg:y1="11.821cm" svg:x2="20.335cm" svg:y2="11.821cm" draw:start-shape="id8" draw:start-glue-point="1" draw:end-shape="id9" draw:end-glue-point="3" svg:d="M8568 11821h11767" svg:viewBox="0 0 11768 1">
          <text:p/>
        </draw:connector>
        <draw:connector draw:style-name="gr10" draw:text-style-name="P14" draw:layer="layout" draw:type="line" svg:x1="5.954cm" svg:y1="11.428cm" svg:x2="5.954cm" svg:y2="10.412cm" draw:start-shape="id8" draw:start-glue-point="0" draw:end-shape="id5" draw:end-glue-point="2" svg:d="M5954 11428v-1016" svg:viewBox="0 0 1 1017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24.392cm" svg:height="1.417cm" svg:x="1.778cm" svg:y="7.087cm">
          <text:p text:style-name="P1"><text:span text:style-name="T1"><text:tab/></text:span><text:span text:style-name="T2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4.392cm" svg:height="3.503cm" svg:x="1.832cm" svg:y="9.197cm">
          <text:p text:style-name="P3"><text:span text:style-name="T3">View: получает данные из модели</text:span><text:span text:style-name="T3"><text:line-break/></text:span><text:span text:style-name="T3">и направляет их пользовател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4.386cm" svg:height="2.992cm" svg:x="1.838cm" svg:y="3.465cm">
          <text:p text:style-name="P17"><text:span text:style-name="T4">Model: предоставляет данные</text:span></text:p>
          <text:p text:style-name="P17"><text:span text:style-name="T4">и методы работы с ним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10.31cm" svg:height="0.837cm" svg:x="2.647cm" svg:y="5.171cm">
          <text:p text:style-name="P6"><text:span text:style-name="T5">Parsers: mesh, constraints, loads, BCs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1" draw:id="id11" draw:layer="layout" svg:width="5.228cm" svg:height="0.787cm" svg:x="3.34cm" svg:y="9.625cm">
          <text:p text:style-name="P6"><text:span text:style-name="T5">VTK, frd2vt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1.43cm" svg:height="0.839cm" svg:x="8.382cm" svg:y="0.836cm">
          <draw:text-box>
            <text:p text:style-name="P10"><text:span text:style-name="T8">Application cae.py</text:span></text:p>
          </draw:text-box>
        </draw:frame>
        <draw:custom-shape draw:style-name="gr8" draw:text-style-name="P7" draw:layer="layout" svg:width="7.522cm" svg:height="0.786cm" svg:x="2.64cm" svg:y="3.939cm">
          <text:p text:style-name="P6"><text:span text:style-name="T5">Job: convert, build, submit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2" draw:id="id12" draw:layer="layout" svg:width="5.228cm" svg:height="0.787cm" svg:x="20.335cm" svg:y="9.697cm">
          <text:p text:style-name="P6"><text:span text:style-name="T5">Keyword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14" draw:id="id14" draw:layer="layout" svg:width="5.228cm" svg:height="0.787cm" svg:x="3.34cm" svg:y="11.428cm">
          <text:p text:style-name="P12"><text:span text:style-name="T9">MainWindow m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3.018cm" svg:height="0.628cm" svg:x="5.721cm" svg:y="2.032cm">
          <text:p text:style-name="P6"><text:span text:style-name="T5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1.852cm" svg:y="2.032cm">
          <text:p text:style-name="P6"><text:span text:style-name="T5">Path </text:span><text:span text:style-name="T10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5" draw:layer="layout" draw:line-skew="-1.383cm" svg:x1="2.647cm" svg:y1="5.589cm" svg:x2="3.34cm" svg:y2="10.018cm" draw:start-shape="id10" draw:start-glue-point="3" draw:end-shape="id11" draw:end-glue-point="3" svg:d="M2647 5589h-1884v4429h2577" svg:viewBox="0 0 2578 4430">
          <text:p/>
        </draw:connector>
        <draw:connector draw:style-name="gr10" draw:text-style-name="P14" draw:layer="layout" draw:line-skew="1.099cm" svg:x1="25.563cm" svg:y1="10.09cm" svg:x2="24.557cm" svg:y2="5.745cm" draw:start-shape="id12" draw:start-glue-point="1" draw:end-shape="id13" draw:end-glue-point="1" svg:d="M25563 10090h1600v-4345h-2606" svg:viewBox="0 0 2607 4346">
          <text:p/>
        </draw:connector>
        <draw:custom-shape draw:style-name="gr14" draw:text-style-name="P7" xml:id="id13" draw:id="id13" draw:layer="layout" svg:width="3.215cm" svg:height="0.787cm" svg:x="21.342cm" svg:y="5.352cm">
          <text:p text:style-name="P6"><text:span text:style-name="T5">K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228cm" svg:height="0.787cm" svg:x="11.447cm" svg:y="7.412cm">
          <text:p text:style-name="P8"><text:span text:style-name="T11">ie: importFile/write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20.01cm" svg:y="2.049cm">
          <text:p text:style-name="P6"><text:span text:style-name="T5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24.012cm" svg:y="2.049cm">
          <text:p text:style-name="P6"><text:span text:style-name="T5">C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454cm" svg:height="0.628cm" svg:x="10.754cm" svg:y="2.032cm">
          <text:p text:style-name="P6"><text:span text:style-name="T5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5.228cm" svg:height="0.787cm" svg:x="20.335cm" svg:y="11.428cm">
          <text:p text:style-name="P6"><text:span text:style-name="T5">MyLogging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line" svg:x1="8.568cm" svg:y1="11.821cm" svg:x2="20.335cm" svg:y2="11.821cm" draw:start-shape="id14" draw:start-glue-point="1" draw:end-shape="id15" draw:end-glue-point="3" svg:d="M8568 11821h11767" svg:viewBox="0 0 11768 1">
          <text:p/>
        </draw:connector>
        <draw:connector draw:style-name="gr10" draw:text-style-name="P14" draw:layer="layout" draw:type="line" svg:x1="5.954cm" svg:y1="11.428cm" svg:x2="5.954cm" svg:y2="10.412cm" draw:start-shape="id14" draw:start-glue-point="0" draw:end-shape="id11" draw:end-glue-point="2" svg:d="M5954 11428v-1016" svg:viewBox="0 0 1 1017">
          <text:p/>
        </draw:connector>
        <draw:custom-shape draw:style-name="gr15" draw:text-style-name="P7" draw:layer="layout" svg:width="2.454cm" svg:height="0.628cm" svg:x="15.254cm" svg:y="2.032cm">
          <text:p text:style-name="P6"><text:span text:style-name="T5">Tre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2" draw:layer="layout" svg:width="24.3cm" svg:height="2.819cm" svg:x="1.778cm" svg:y="7.087cm">
          <text:p text:style-name="P1"><text:span text:style-name="T2">Controller</text:span></text:p>
          <text:p text:style-name="P1"><text:span text:style-name="T12">Контроллер обеспечивает «связь» между пользователем и системой.</text:span></text:p>
          <text:p text:style-name="P1"><text:span text:style-name="T12">Контролирует и направляет данные от пользователя к системе и наоборот.</text:span></text:p>
          <text:p text:style-name="P1"><text:span text:style-name="T12">Использует модель и представление для реализации необходимого действи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4.392cm" svg:height="3.503cm" svg:x="1.832cm" svg:y="11.397cm">
          <text:p text:style-name="P3"><text:span text:style-name="T3">View: получает данные из модели</text:span><text:span text:style-name="T3"><text:line-break/></text:span><text:span text:style-name="T3">и направляет их пользовател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24.386cm" svg:height="2.992cm" svg:x="1.838cm" svg:y="3.465cm">
          <text:p text:style-name="P18"><text:span text:style-name="T4">Model</text:span></text:p>
          <text:p text:style-name="P18"><text:span text:style-name="T13">Предоставляет данные</text:span></text:p>
          <text:p text:style-name="P18"><text:span text:style-name="T13">и методы работы с ним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6" draw:id="id16" draw:layer="layout" svg:width="10.31cm" svg:height="0.837cm" svg:x="10.264cm" svg:y="5.171cm">
          <text:p text:style-name="P6"><text:span text:style-name="T5">Parsers: mesh, constraints, loads, BCs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7" draw:id="id17" draw:layer="layout" svg:width="5.228cm" svg:height="0.787cm" svg:x="3.34cm" svg:y="11.825cm">
          <text:p text:style-name="P6"><text:span text:style-name="T5">VTK, frd2vt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1.43cm" svg:height="0.839cm" svg:x="8.382cm" svg:y="0.836cm">
          <draw:text-box>
            <text:p text:style-name="P10"><text:span text:style-name="T8">Application cae.py</text:span></text:p>
          </draw:text-box>
        </draw:frame>
        <draw:custom-shape draw:style-name="gr8" draw:text-style-name="P7" draw:layer="layout" svg:width="7.522cm" svg:height="0.786cm" svg:x="10.257cm" svg:y="3.939cm">
          <text:p text:style-name="P6"><text:span text:style-name="T5">Job: convert, build, submit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8" draw:id="id18" draw:layer="layout" svg:width="5.228cm" svg:height="0.787cm" svg:x="20.335cm" svg:y="11.897cm">
          <text:p text:style-name="P6"><text:span text:style-name="T5">Keyword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xml:id="id20" draw:id="id20" draw:layer="layout" svg:width="5.228cm" svg:height="0.787cm" svg:x="3.34cm" svg:y="13.628cm">
          <text:p text:style-name="P12"><text:span text:style-name="T9">MainWindow m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3.018cm" svg:height="0.628cm" svg:x="5.721cm" svg:y="2.032cm">
          <text:p text:style-name="P6"><text:span text:style-name="T5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1.852cm" svg:y="2.032cm">
          <text:p text:style-name="P6"><text:span text:style-name="T5">Path </text:span><text:span text:style-name="T10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5" draw:layer="layout" draw:line-skew="-1.383cm" svg:x1="10.264cm" svg:y1="5.589cm" svg:x2="3.34cm" svg:y2="12.218cm" draw:start-shape="id16" draw:start-glue-point="3" draw:end-shape="id17" draw:end-glue-point="3" svg:d="M10264 5589h-8808v6629h1884" svg:viewBox="0 0 8809 6630">
          <text:p/>
        </draw:connector>
        <draw:connector draw:style-name="gr10" draw:text-style-name="P14" draw:layer="layout" draw:line-skew="1.099cm" svg:x1="25.563cm" svg:y1="12.29cm" svg:x2="24.557cm" svg:y2="5.645cm" draw:start-shape="id18" draw:start-glue-point="1" draw:end-shape="id19" draw:end-glue-point="1" svg:d="M25563 12290h1600v-6645h-2606" svg:viewBox="0 0 2607 6646">
          <text:p/>
        </draw:connector>
        <draw:custom-shape draw:style-name="gr14" draw:text-style-name="P7" xml:id="id19" draw:id="id19" draw:layer="layout" svg:width="3.215cm" svg:height="0.787cm" svg:x="21.342cm" svg:y="5.252cm">
          <text:p text:style-name="P6"><text:span text:style-name="T5">K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228cm" svg:height="0.787cm" svg:x="20.32cm" svg:y="8.382cm">
          <text:p text:style-name="P8"><text:span text:style-name="T11">ie: importFile/write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20.01cm" svg:y="2.049cm">
          <text:p text:style-name="P6"><text:span text:style-name="T5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66cm" svg:height="0.628cm" svg:x="24.012cm" svg:y="2.049cm">
          <text:p text:style-name="P6"><text:span text:style-name="T5">C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454cm" svg:height="0.628cm" svg:x="10.754cm" svg:y="2.032cm">
          <text:p text:style-name="P6"><text:span text:style-name="T5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1" draw:id="id21" draw:layer="layout" svg:width="5.228cm" svg:height="0.787cm" svg:x="20.335cm" svg:y="13.628cm">
          <text:p text:style-name="P6"><text:span text:style-name="T5">MyLogging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line" svg:x1="8.568cm" svg:y1="14.021cm" svg:x2="20.335cm" svg:y2="14.021cm" draw:start-shape="id20" draw:start-glue-point="1" draw:end-shape="id21" draw:end-glue-point="3" svg:d="M8568 14021h11767" svg:viewBox="0 0 11768 1">
          <text:p/>
        </draw:connector>
        <draw:connector draw:style-name="gr10" draw:text-style-name="P14" draw:layer="layout" draw:type="line" svg:x1="5.954cm" svg:y1="13.628cm" svg:x2="5.954cm" svg:y2="12.612cm" draw:start-shape="id20" draw:start-glue-point="0" draw:end-shape="id17" draw:end-glue-point="2" svg:d="M5954 13628v-1016" svg:viewBox="0 0 1 1017">
          <text:p/>
        </draw:connector>
        <draw:custom-shape draw:style-name="gr15" draw:text-style-name="P7" draw:layer="layout" svg:width="2.454cm" svg:height="0.628cm" svg:x="15.254cm" svg:y="2.032cm">
          <text:p text:style-name="P6"><text:span text:style-name="T5">Tre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6cm" svg:y="0.627cm" presentation:class="title" presentation:placeholder="true">
        <draw:text-box/>
      </draw:frame>
      <draw:frame presentation:style-name="Default-outline1" draw:layer="backgroundobjects" svg:width="25.198cm" svg:height="9.134cm" svg:x="1.396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6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2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24T12:18:04.956549240</meta:creation-date>
    <dc:date>2020-01-02T13:47:35.691804380</dc:date>
    <meta:editing-duration>PT21H6M30S</meta:editing-duration>
    <meta:editing-cycles>71</meta:editing-cycles>
    <meta:generator>LibreOffice/6.3.4.2.0$Linux_X86_64 LibreOffice_project/1e2df71cb6a569bbaaffb70308950743964880ae</meta:generator>
    <meta:document-statistic meta:object-count="96"/>
  </office:meta>
</office:document-meta>
</file>